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Première page : titre en haut de la page, en dessous une barre de choix (top 16 équipes européenne, compétition, clip) en dessous on mettra un texte explicatif de la compétition sur rocket League (combien de saison, comment se<text:s/>qualifier...)<text:s/></text:p>
      <text:p text:style-name="Normal">-Dans le choix top 16 équipes européenne on vas avoir une liste classée<text:s/>des meilleures teams<text:s/>européenne avec une photo des trois joueurs et le logo de leur structure en fond. Quand on cliquera sur la photo de l’équipe ça nous mènera sur une page ou on trouvera plus d’infos sur cette équipe (depuis quand il joue ensemble, leur résultat…)</text:p>
      <text:p text:style-name="Normal">-Dans le choix compétition on aura la liste<text:s/>des différentes compétitions<text:s/>avec leur date, si elles ont été joué on pourra cliquez dessus et ça nous mènera sur une page pour avoir tous les résultats de la compétition détaillé.</text:p>
      <text:p text:style-name="Normal">-Dans le choix clip on trouvera alors un top 5 des meilleurs clips donc (but/saves) de chaque compétition !</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Yoan Viollet</meta:initial-creator>
    <dc:creator>Yoan Viollet</dc:creator>
    <meta:creation-date>2022-11-14T18:48:00Z</meta:creation-date>
    <dc:date>2022-11-14T18:59:00Z</dc:date>
    <meta:template xlink:href="Normal.dotm" xlink:type="simple"/>
    <meta:editing-cycles>1</meta:editing-cycles>
    <meta:editing-duration>PT660S</meta:editing-duration>
    <meta:document-statistic meta:page-count="1" meta:paragraph-count="1" meta:word-count="140" meta:character-count="915" meta:row-count="6" meta:non-whitespace-character-count="776"/>
  </office:meta>
</office:document-meta>
</file>